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i</text:p>
          </table:table-cell>
          <table:table-cell office:value-type="string">
            <text:p>result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k</text:p>
          </table:table-cell>
          <table:table-cell office:value-type="string">
            <text:p>Bedingung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" office:value-type="string">
            <text:p>i&lt;nums.lengt <text:s/>i++ 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office:value-type="string">
            <text:p>function createcall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Bedingung nicht erfüll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mu</text:p>
          </table:table-cell>
          <table:table-cell table:number-columns-repeated="3"/>
        </table:table-row>
        <table:table-row table:style-name="ro1">
          <table:table-cell office:value-type="string">
            <text:p>zurück zum start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Bedingung erfüll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muh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muhu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muhu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i</text:p>
          </table:table-cell>
          <table:table-cell office:value-type="string">
            <text:p>result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k</text:p>
          </table:table-cell>
          <table:table-cell office:value-type="string">
            <text:p>Bedingung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" office:value-type="string">
            <text:p>i&lt;nums.lengt <text:s/>i++ 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muhum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office:value-type="string">
            <text:p>function createcall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Bedingung nicht erfüll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muhumu</text:p>
          </table:table-cell>
          <table:table-cell table:number-columns-repeated="3"/>
        </table:table-row>
        <table:table-row table:style-name="ro1">
          <table:table-cell office:value-type="string">
            <text:p>zurück zum start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Bedingung nicht erfüll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muhumuu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zurück zum start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Bedingung nicht erfüll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muhumuuu</text:p>
          </table:table-cell>
          <table:table-cell table:number-columns-repeated="3"/>
        </table:table-row>
        <table:table-row table:style-name="ro1">
          <table:table-cell office:value-type="string">
            <text:p>zurück zum start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Bedingung nicht erfüll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muhumuuuu</text:p>
          </table:table-cell>
          <table:table-cell table:number-columns-repeated="3"/>
        </table:table-row>
        <table:table-row table:style-name="ro1">
          <table:table-cell office:value-type="string">
            <text:p>zurück zum start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Bedingung nicht erfüll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muhumuuuuu</text:p>
          </table:table-cell>
          <table:table-cell table:number-columns-repeated="3"/>
        </table:table-row>
        <table:table-row table:style-name="ro1">
          <table:table-cell office:value-type="string">
            <text:p>zurück zum start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Bedingung erfüll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muhumuuuuuh</text:p>
          </table:table-cell>
          <table:table-cell table:number-columns-repeated="3"/>
        </table:table-row>
        <table:table-row table:style-name="ro1">
          <table:table-cell office:value-type="string">
            <text:p>zurück zum start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" office:value-type="string">
            <text:p>i&lt;nums.lengt <text:s/>i++ 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muhumuuuuuh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office:value-type="string">
            <text:p>function createcall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Bedingung nicht erfüll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muhumuuuuuhu</text:p>
          </table:table-cell>
          <table:table-cell table:number-columns-repeated="3"/>
        </table:table-row>
        <table:table-row table:style-name="ro1">
          <table:table-cell office:value-type="string">
            <text:p>zurück zum start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Bedingung nicht erfüll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muhumuuuuuhuu</text:p>
          </table:table-cell>
          <table:table-cell table:number-columns-repeated="3"/>
        </table:table-row>
        <table:table-row table:style-name="ro1">
          <table:table-cell office:value-type="string">
            <text:p>zurück zum start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Bedingung nicht erfüll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muhumuuuuuhuuu</text:p>
          </table:table-cell>
          <table:table-cell table:number-columns-repeated="3"/>
        </table:table-row>
        <table:table-row table:style-name="ro1">
          <table:table-cell office:value-type="string">
            <text:p>zurück zum start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Bedingung nicht erfüll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muhumuuuuuhuuuu</text:p>
          </table:table-cell>
          <table:table-cell table:number-columns-repeated="3"/>
        </table:table-row>
        <table:table-row table:style-name="ro1">
          <table:table-cell office:value-type="string">
            <text:p>zurück zum start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Bedingung nicht erfüll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muhumuuuuuhuuuuhu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muhumuuuuuhuuuuhu wird ausgegeben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13.10.2018</text:date>, <text:time>23:26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23:01:27.32</meta:creation-date>
    <dc:date>2018-10-13T23:26:22.58</dc:date>
    <meta:editing-duration>PT9M45S</meta:editing-duration>
    <meta:editing-cycles>1</meta:editing-cycles>
    <meta:document-statistic meta:table-count="3" meta:cell-count="157" meta:object-count="0"/>
    <meta:generator>OpenOffice/4.1.5$Win32 OpenOffice.org_project/415m1$Build-9789</meta:generator>
  </office:meta>
</office:document-meta>
</file>